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internacoes" style:family="table">
      <style:table-properties style:width="17.59cm" table:align="margins"/>
    </style:style>
    <style:style style:name="internacoes.A" style:family="table-column">
      <style:table-column-properties style:column-width="17.59cm" style:rel-column-width="65535*"/>
    </style:style>
    <style:style style:name="internacoes.A1" style:family="table-cell">
      <style:table-cell-properties fo:padding="0.097cm" fo:border="0.05pt solid #000000"/>
    </style:style>
    <style:style style:name="Table1" style:family="table">
      <style:table-properties style:width="17.395cm" table:align="margins"/>
    </style:style>
    <style:style style:name="Table1.A" style:family="table-column">
      <style:table-column-properties style:column-width="5.798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1be66d" officeooo:paragraph-rsid="0030286c" style:font-size-asian="10pt" style:font-size-complex="10pt"/>
    </style:style>
    <style:style style:name="P2" style:family="paragraph" style:parent-style-name="Table_20_Contents">
      <style:text-properties fo:font-size="10pt" officeooo:rsid="001be66d" officeooo:paragraph-rsid="0036a30e" style:font-size-asian="10pt" style:font-size-complex="10pt"/>
    </style:style>
    <style:style style:name="P3" style:family="paragraph" style:parent-style-name="Table_20_Contents">
      <style:text-properties fo:font-size="10pt" officeooo:rsid="004b94b0" officeooo:paragraph-rsid="004f0835" style:font-size-asian="10pt" style:font-size-complex="10pt"/>
    </style:style>
    <style:style style:name="P4" style:family="paragraph" style:parent-style-name="Table_20_Contents">
      <style:text-properties fo:font-size="10pt" officeooo:rsid="004e7099" officeooo:paragraph-rsid="004e7099" style:font-size-asian="10pt" style:font-size-complex="10pt"/>
    </style:style>
    <style:style style:name="P5" style:family="paragraph" style:parent-style-name="Table_20_Contents">
      <style:text-properties fo:font-size="10pt" officeooo:paragraph-rsid="004f0835" style:font-size-asian="10pt" style:font-size-complex="10pt"/>
    </style:style>
    <style:style style:name="P6" style:family="paragraph" style:parent-style-name="Table_20_Contents">
      <style:text-properties fo:font-size="10pt" officeooo:paragraph-rsid="00511cf8" style:font-size-asian="10pt" style:font-size-complex="10pt"/>
    </style:style>
    <style:style style:name="P7" style:family="paragraph" style:parent-style-name="Table_20_Contents">
      <style:text-properties fo:font-size="10pt" officeooo:paragraph-rsid="00508f46" style:font-size-asian="10pt" style:font-size-complex="10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Heading_20_1">
      <style:text-properties officeooo:rsid="005120cc" officeooo:paragraph-rsid="005120cc"/>
    </style:style>
    <style:style style:name="T1" style:family="text">
      <style:text-properties officeooo:rsid="001d90a8"/>
    </style:style>
    <style:style style:name="T2" style:family="text">
      <style:text-properties officeooo:rsid="001520cc"/>
    </style:style>
    <style:style style:name="T3" style:family="text">
      <style:text-properties officeooo:rsid="0043150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08f46" style:font-weight-asian="bold" style:font-weight-complex="bold"/>
    </style:style>
    <style:style style:name="T6" style:family="text">
      <style:text-properties officeooo:rsid="00508f46"/>
    </style:style>
    <style:style style:name="T7" style:family="text">
      <style:text-properties officeooo:rsid="005120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ILA AMBULATORIAL</text:h>
      <text:p text:style-name="Standard"><text:span text:style-name="T3">Filtros</text:span>: [FILTROS]</text:p>
      <text:p text:style-name="P1"/>
      <table:table table:name="internacoes" table:style-name="internacoes">
        <table:table-column table:style-name="internacoes.A"/>
        <table:table-row>
          <table:table-cell table:style-name="internacoes.A1" office:value-type="string">
            <text:p text:style-name="P8">[NOME_CODIGO]</text:p>
            <table:table table:name="Table1" table:style-name="Table1">
              <table:table-column table:style-name="Table1.A" table:number-columns-repeated="3"/>
              <table:table-row>
                <table:table-cell table:style-name="Table1.A1" office:value-type="string">
                  <text:p text:style-name="P5"><text:span text:style-name="T4">Cartão:</text:span> [CARTAO]</text:p>
                  <text:p text:style-name="P5"><text:span text:style-name="T4">Idade:</text:span> [IDADE]</text:p>
                  <text:p text:style-name="P5"><text:span text:style-name="T4">Sexo:</text:span> [SEXO]</text:p>
                  <text:p text:style-name="P5"><text:span text:style-name="T4">Origem:</text:span> [ORIGEM]</text:p>
                  <text:p text:style-name="P5"><text:span text:style-name="T4">Status:</text:span> [STATUS]</text:p>
                  <text:p text:style-name="P6"><text:span text:style-name="T4">Desde:</text:span> [DESDE]</text:p>
                  <text:p text:style-name="P7"><text:span text:style-name="T5">Enviado RMT:</text:span><text:span text:style-name="T6"> [RMT]</text:span></text:p>
                </table:table-cell>
                <table:table-cell table:style-name="Table1.A1" office:value-type="string">
                  <text:p text:style-name="P3"><text:span text:style-name="T4">Espera:</text:span> [ESPERA]</text:p>
                  <text:p text:style-name="P3"><text:span text:style-name="T4">Especialidade:</text:span> [ESPECIALIDADE]</text:p>
                  <text:p text:style-name="P3"><text:span text:style-name="T4">Prioridade:</text:span> [PRIORIDADE]</text:p>
                  <text:p text:style-name="P3"><text:span text:style-name="T4">Caráter:</text:span> [CARATER]</text:p>
                  <text:p text:style-name="P3"><text:span text:style-name="T4">Solicitante:</text:span> [SOLICITANTE]</text:p>
                  <text:p text:style-name="P3"><text:span text:style-name="T4">Operador:</text:span> [OPERADOR]</text:p>
                </table:table-cell>
                <table:table-cell table:style-name="Table1.A1" office:value-type="string">
                  <text:p text:style-name="P3"><text:span text:style-name="T4">CID: </text:span>[CID]</text:p>
                  <text:p text:style-name="P3"><text:span text:style-name="T4">Descrição Clínica:</text:span> [DESCRICAO_CLINICA]</text:p>
                </table:table-cell>
              </table:table-row>
            </table:table>
            <text:p text:style-name="P8"/>
          </table:table-cell>
        </table:table-row>
      </table:table>
      <text:p text:style-name="P2"/>
      <text:p text:style-name="P4">Total: [TOTAL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5120cc"/>
    </style:style>
    <style:style style:name="MT2" style:family="text">
      <style:text-properties officeooo:rsid="001d90a8"/>
    </style:style>
    <style:style style:name="MT3" style:family="text">
      <style:text-properties officeooo:rsid="001520c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7DRA – <text:span text:style-name="MT1">Fila Ambulatorial</text:span> – [FILA]<text:tab/><text:tab/>[DATA_RELATORIO]</text:p>
      </style:header>
      <style:footer>
        <text:p text:style-name="Footer"><text:span text:style-name="MT2">SESAPI</text:span><text:tab/><text:tab/><text:span text:style-name="MT3">Página </text:span><text:span text:style-name="MT3"><text:page-number text:select-page="current">1</text:page-number></text:span><text:span text:style-name="MT3"><text:s/>de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5:17:24.815888937</meta:creation-date>
    <dc:date>2018-11-29T10:51:09.105963173</dc:date>
    <meta:editing-duration>PT1H11M19S</meta:editing-duration>
    <meta:editing-cycles>60</meta:editing-cycles>
    <meta:generator>LibreOffice/6.0.6.2$Linux_X86_64 LibreOffice_project/00m0$Build-2</meta:generator>
    <meta:document-statistic meta:table-count="2" meta:image-count="0" meta:object-count="0" meta:page-count="1" meta:paragraph-count="21" meta:word-count="49" meta:character-count="423" meta:non-whitespace-character-count="391"/>
  </office:meta>
</office:document-meta>
</file>